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arial, helvetica, sans-serif"/>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a1ca" officeooo:paragraph-rsid="000da1ca"/>
    </style:style>
    <style:style style:name="P2" style:family="paragraph" style:parent-style-name="Standard">
      <style:text-properties fo:font-weight="bold" officeooo:rsid="000da1ca" officeooo:paragraph-rsid="000da1ca" style:font-weight-asian="bold" style:font-weight-complex="bold"/>
    </style:style>
    <style:style style:name="P3" style:family="paragraph" style:parent-style-name="Standard">
      <style:text-properties officeooo:rsid="002047d3" officeooo:paragraph-rsid="002047d3"/>
    </style:style>
    <style:style style:name="P4" style:family="paragraph" style:parent-style-name="Standard">
      <style:text-properties officeooo:rsid="00154ccf" officeooo:paragraph-rsid="00154ccf"/>
    </style:style>
    <style:style style:name="P5" style:family="paragraph" style:parent-style-name="Standard">
      <style:text-properties fo:font-weight="bold" officeooo:rsid="000da1ca" officeooo:paragraph-rsid="000da1ca" style:font-weight-asian="bold" style:font-weight-complex="bold"/>
    </style:style>
    <style:style style:name="P6" style:family="paragraph" style:parent-style-name="Standard">
      <style:text-properties officeooo:rsid="000da1ca" officeooo:paragraph-rsid="000da1ca"/>
    </style:style>
    <style:style style:name="P7" style:family="paragraph" style:parent-style-name="Standard">
      <style:text-properties officeooo:rsid="000da1ca" officeooo:paragraph-rsid="0025261d"/>
    </style:style>
    <style:style style:name="P8" style:family="paragraph" style:parent-style-name="Standard">
      <style:text-properties officeooo:rsid="001d75e6" officeooo:paragraph-rsid="0025261d"/>
    </style:style>
    <style:style style:name="P9" style:family="paragraph" style:parent-style-name="Standard">
      <style:text-properties officeooo:rsid="002326dd" officeooo:paragraph-rsid="002326dd"/>
    </style:style>
    <style:style style:name="P10" style:family="paragraph" style:parent-style-name="Standard">
      <style:text-properties officeooo:rsid="002326dd" officeooo:paragraph-rsid="000da1ca"/>
    </style:style>
    <style:style style:name="P11" style:family="paragraph" style:parent-style-name="Standard">
      <style:text-properties officeooo:rsid="002047d3" officeooo:paragraph-rsid="002047d3"/>
    </style:style>
    <style:style style:name="P12" style:family="paragraph" style:parent-style-name="Standard">
      <style:text-properties officeooo:rsid="002047d3" officeooo:paragraph-rsid="00288be7"/>
    </style:style>
    <style:style style:name="P13" style:family="paragraph" style:parent-style-name="Standard">
      <style:text-properties officeooo:rsid="00288be7" officeooo:paragraph-rsid="00288be7"/>
    </style:style>
    <style:style style:name="P14" style:family="paragraph" style:parent-style-name="Standard">
      <style:text-properties officeooo:rsid="002a34b7" officeooo:paragraph-rsid="002a34b7"/>
    </style:style>
    <style:style style:name="P15" style:family="paragraph" style:parent-style-name="Standard">
      <style:text-properties officeooo:rsid="002b5588" officeooo:paragraph-rsid="002b5588"/>
    </style:style>
    <style:style style:name="P16" style:family="paragraph" style:parent-style-name="Standard">
      <style:text-properties officeooo:rsid="002c86af" officeooo:paragraph-rsid="002c86af"/>
    </style:style>
    <style:style style:name="P17" style:family="paragraph" style:parent-style-name="Standard">
      <style:text-properties officeooo:paragraph-rsid="002c86af"/>
    </style:style>
    <style:style style:name="P18" style:family="paragraph" style:parent-style-name="Standard">
      <style:text-properties style:font-name="Liberation Serif" fo:font-size="12pt" officeooo:rsid="002c86af" officeooo:paragraph-rsid="002c86af" style:font-size-asian="12pt" style:font-size-complex="12pt"/>
    </style:style>
    <style:style style:name="P19" style:family="paragraph" style:parent-style-name="Standard">
      <style:text-properties style:font-name="Liberation Serif" fo:font-size="12pt" officeooo:paragraph-rsid="002c86af"/>
    </style:style>
    <style:style style:name="P20" style:family="paragraph" style:parent-style-name="Standard">
      <style:text-properties officeooo:rsid="002e868d" officeooo:paragraph-rsid="002e868d"/>
    </style:style>
    <style:style style:name="P21" style:family="paragraph" style:parent-style-name="Standard">
      <style:text-properties officeooo:rsid="002e868d" officeooo:paragraph-rsid="002eefdc"/>
    </style:style>
    <style:style style:name="P22" style:family="paragraph" style:parent-style-name="Standard">
      <style:text-properties officeooo:rsid="002eefdc" officeooo:paragraph-rsid="002eefdc"/>
    </style:style>
    <style:style style:name="P23" style:family="paragraph" style:parent-style-name="Standard">
      <style:text-properties officeooo:rsid="002f2815" officeooo:paragraph-rsid="002f2815"/>
    </style:style>
    <style:style style:name="T1" style:family="text">
      <style:text-properties style:text-position="sub 58%"/>
    </style:style>
    <style:style style:name="T2" style:family="text">
      <style:text-properties style:text-position="sub 58%" officeooo:rsid="002e868d"/>
    </style:style>
    <style:style style:name="T3" style:family="text">
      <style:text-properties fo:font-weight="bold" style:font-weight-asian="bold" style:font-weight-complex="bold"/>
    </style:style>
    <style:style style:name="T4" style:family="text">
      <style:text-properties officeooo:rsid="00273b9e"/>
    </style:style>
    <style:style style:name="T5" style:family="text">
      <style:text-properties officeooo:rsid="00288be7"/>
    </style:style>
    <style:style style:name="T6" style:family="text">
      <style:text-properties officeooo:rsid="002c86af"/>
    </style:style>
    <style:style style:name="T7" style:family="text">
      <style:text-properties fo:font-variant="normal" fo:text-transform="none" fo:color="#222222" style:font-name="Liberation Serif" fo:font-size="12pt" fo:letter-spacing="normal" fo:font-style="italic" fo:font-weight="normal" style:font-size-asian="12pt" style:font-style-asian="italic" style:font-size-complex="12pt" style:font-style-complex="italic"/>
    </style:style>
    <style:style style:name="T8" style:family="text">
      <style:text-properties fo:font-variant="normal" fo:text-transform="none" fo:color="#222222" fo:letter-spacing="normal" fo:font-style="italic" fo:font-weight="normal" style:font-size-asian="12pt" style:font-style-asian="italic" style:font-size-complex="12pt" style:font-style-complex="italic"/>
    </style:style>
    <style:style style:name="T9" style:family="text">
      <style:text-properties style:font-name="Liberation Serif" fo:font-size="12pt" officeooo:rsid="002c86af" style:font-size-asian="12pt" style:font-size-complex="12pt"/>
    </style:style>
    <style:style style:name="T10" style:family="text">
      <style:text-properties officeooo:rsid="002c86af" style:font-size-asian="12pt" style:font-size-complex="12pt"/>
    </style:style>
    <style:style style:name="T11" style:family="text">
      <style:text-properties fo:font-style="italic" style:font-style-asian="italic" style:font-style-complex="italic"/>
    </style:style>
    <style:style style:name="T12" style:family="text">
      <style:text-properties fo:font-style="italic" officeooo:rsid="00288be7" style:font-style-asian="italic" style:font-style-complex="italic"/>
    </style:style>
    <style:style style:name="T13" style:family="text">
      <style:text-properties officeooo:rsid="002e868d"/>
    </style:style>
    <style:style style:name="T14" style:family="text">
      <style:text-properties officeooo:rsid="002eefdc"/>
    </style:style>
    <style:style style:name="T15" style:family="text">
      <style:text-properties officeooo:rsid="002f2815"/>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Math &amp; Physics 191</text:p>
      <text:p text:style-name="P1">Lab 0<text:span text:style-name="T4">4</text:span> Report – <text:span text:style-name="T4">Linear Accelerated Motion</text:span></text:p>
      <text:p text:style-name="P1"/>
      <text:p text:style-name="P2">Introduction</text:p>
      <text:p text:style-name="P1"/>
      <text:p text:style-name="P14">This laboratory experiment has us simulate and record linear accelerated motion in variety of methods prescribed to us and then demonstrate how they differ. The goal of such a lab is to demonstrate the ways that we can come close to actual calculations without having to perform those more expensive calculations and if they can be used more efficiently.</text:p>
      <text:p text:style-name="P1"/>
      <text:p text:style-name="P2">Methods</text:p>
      <text:p text:style-name="P1"/>
      <text:p text:style-name="P22">The problem being solved for is that at a starting elevation of 2.00 meters, a ball is thrown vertically in the positive y direction with a velocity of 49.0 m/s. Assuming that gravity is -9.8 m/s^2, record the position and velocity for all time-steps between 0.00s and 10.00s.</text:p>
      <text:p text:style-name="P14"/>
      <text:p text:style-name="P14">We start with three different timestamps of the Forward Euler method. This setup requires us to add to the position and velocity at each increment to simulate motion as it is affected by time. To show, we look at velocity as a function of the change of position over the change in time; similarly, we look at acceleration as the change in velocity also over the change in time. Extrapolating from these functions, we can see the position and velocity changes for a moment in time.</text:p>
      <text:p text:style-name="P14"/>
      <text:p text:style-name="P14"><text:tab/>velocity = delta(position)/delta(time) <text:s/>==&gt; <text:span text:style-name="T3">delta(position)</text:span> = velocity * delta(time)</text:p>
      <text:p text:style-name="P14"/>
      <text:p text:style-name="P14"><text:tab/>acceleration = delta(velocity)/delta(time) <text:s/>==&gt; <text:span text:style-name="T3">delta(velocity)</text:span> = acceleration * delta(time)</text:p>
      <text:p text:style-name="P14"/>
      <text:p text:style-name="P15">They are then applied to the position and velocity of the object in lieu of original analytic programs as shown.</text:p>
      <text:p text:style-name="P15"/>
      <text:p text:style-name="P15"><text:tab/>New Position = Old Position + (Old Velocity * delta(Time))</text:p>
      <text:p text:style-name="P15">then</text:p>
      <text:p text:style-name="P15"><text:tab/>New Velocity = Old Velocity + (Old Acceleration * delta(Time))</text:p>
      <text:p text:style-name="P15"/>
      <text:p text:style-name="P15">and then, if the acceleration is mutable, we can alter it at this time. <text:span text:style-name="T14">All of the affected information needs to be written to a corresponding comma separated value file for 1 second, 1/10 second and 1/100 second time-steps.</text:span></text:p>
      <text:p text:style-name="P14"/>
      <text:p text:style-name="P15">These are good to use over short periods of time with fast intervals of checking for they can effectively simulate L.A.M. for a few seconds, but start deviating more and more as time wears on. This is because the actual change in acceleration is not taken into account at all points as the more computationally extensive formula does. Instead, it runs in a direction at a set distance for a time and is then changed. Depending on how often the object's Forward Euler calculation set is run, <text:span text:style-name="T13">this can create issues with misrepresented data.</text:span></text:p>
      <text:p text:style-name="P15"/>
      <text:p text:style-name="P20">We then compare this data to using the analytic equations to gauge our progress.</text:p>
      <text:p text:style-name="P20"/>
      <text:p text:style-name="P20"><text:tab/>position current = position init. + velocity init. * time(current) + acceleration * time(current)^2</text:p>
      <text:p text:style-name="P21"><text:tab/></text:p>
      <text:p text:style-name="P21"><text:soft-page-break/>or</text:p>
      <text:p text:style-name="P21"><text:tab/></text:p>
      <text:p text:style-name="P21"><text:tab/>x<text:span text:style-name="T1">f</text:span> = x<text:span text:style-name="T1">i</text:span> + v<text:span text:style-name="T1">i</text:span>t + a(t^2)</text:p>
      <text:p text:style-name="P20"/>
      <text:p text:style-name="P22">This will be the basis for our data analytics where the amount added to the current position will be </text:p>
      <text:p text:style-name="P22"/>
      <text:p text:style-name="P22"><text:tab/>delta <text:span text:style-name="T13">x = v</text:span><text:span text:style-name="T2">i</text:span><text:span text:style-name="T13">t + a(t^2)</text:span></text:p>
      <text:p text:style-name="P22"/>
      <text:p text:style-name="P22">and</text:p>
      <text:p text:style-name="P22"/>
      <text:p text:style-name="P22"><text:tab/>vf = vi + at</text:p>
      <text:p text:style-name="P20"/>
      <text:p text:style-name="P20">where the only different information offered to this equation is the <text:span text:style-name="T14">current time of the equation. Final velocity doesn't seem to be added to the equation before it, but is merely a marker for what the velocity is at that point in time.</text:span></text:p>
      <text:p text:style-name="P20"/>
      <text:p text:style-name="P22">Finally, we are asked to find one last set of data where, using the Forward Euler method and a 0.10s time-step, we find <text:span text:style-name="T15">how the data is affected with wind resistance where at any point in time, the acceleration is calculated as such</text:span></text:p>
      <text:p text:style-name="P22"><text:tab/></text:p>
      <text:p text:style-name="P22"><text:tab/><text:span text:style-name="T15">a = -9.8 – 0.10v</text:span></text:p>
      <text:p text:style-name="P22"/>
      <text:p text:style-name="P23">and saved in a separate file.</text:p>
      <text:p text:style-name="P4"/>
      <text:p text:style-name="P2">Results</text:p>
      <text:p text:style-name="P1"/>
      <text:p text:style-name="P8"/>
      <text:p text:style-name="P7"/>
      <text:p text:style-name="P2">Conclusions</text:p>
      <text:p text:style-name="P10"/>
      <text:p text:style-name="P9"/>
      <text:p text:style-name="P1"/>
      <text:p text:style-name="P2">Post-Lab Questions</text:p>
      <text:p text:style-name="P1"/>
      <text:p text:style-name="P3">1. <text:span text:style-name="T12">Were there any noticeable differences in the run-times when using a different time-steps? If so, why would this ever be an issue?</text:span></text:p>
      <text:p text:style-name="P3"/>
      <text:p text:style-name="P16">The longer it took between time-steps, the further the object would move in the given direction before changing velocity again. Over time, this becomes a noticeable problem as anything using Forward Euler can easily start breaking the game when used for long term calculations or when using very large numbers for velocity and acceleration <text:span text:style-name="T13">because the game will experience a lot of negative emergence or it will start kicking out errors.</text:span></text:p>
      <text:p text:style-name="P3"/>
      <text:p text:style-name="P12">2.<text:span text:style-name="T11"> </text:span><text:span text:style-name="T12">When comparing the results of the Forward Euler calculations to the analytic calculations, which time-step did best? Which did the worst?</text:span></text:p>
      <text:p text:style-name="P12"/>
      <text:p text:style-name="P12"><text:span text:style-name="T5">The closest to the analytic calculations, was the 0.01 second increments. The worst was the 1 second increments.</text:span></text:p>
      <text:p text:style-name="P12"/>
      <text:p text:style-name="P13"><text:soft-page-break/>3. <text:span text:style-name="T11">Is there any reason why you would ever select a time-step that you give anything less than the best fit to the analytic solution?</text:span></text:p>
      <text:p text:style-name="P13"/>
      <text:p text:style-name="P15">I can see it being an effective model for fast, short range projectile fire. This is simple and computationally light. It become more difficult just trying to use it for anything that expects to be in motion for more than a few seconds. I would have difficulty justifying even using it for arrow/missile motion and certainly wouldn't use it for catapult/trebuchet <text:span text:style-name="T6">ammunition. It absolutely can't be used to simulate the movement of planets, as the deterioration of orbits (expanding the orbit when using Forward Euler or contracting and colliding in the case of Reverse Euler) becomes a quick and real problem.</text:span></text:p>
      <text:p text:style-name="P15"/>
      <text:p text:style-name="P17"><text:span text:style-name="T6">4.</text:span><text:span text:style-name="T9"> </text:span><text:span text:style-name="T7">Wind resistance is a force that causes an object in motion to slow down over time much like friction. Wind resistance, however, produces an acceleration that is proportional to the velocity rather than a constant acceleration. The faster an object is going, the stronger the force of wind resistance is. Explain the benefits of using Forward Euler to model motion under the influence of wind resistance as opposed to solving for an analytic solution.</text:span></text:p>
      <text:p text:style-name="P18"/>
      <text:p text:style-name="P18">This can affect the velocity of the object in question and can then better simulate the movement of an object for a longer period of time.</text:p>
      <text:p text:style-name="P18"/>
      <text:p text:style-name="P19"><text:span text:style-name="T10">5. </text:span><text:span text:style-name="T8">Where else, other than a ball moving through the air, might you employ a wind resistance-like behavior?</text:span></text:p>
      <text:p text:style-name="P18"/>
      <text:p text:style-name="P18">Projectile motion is a good place to start, especially for the large, slow, arching movement of catapult fire, but it can be equally effective with typical rifle fire over long distances to better simulate the troubles of sniper fire in the real world.</text:p>
      <text:p text:style-name="P18"/>
      <text:p text:style-name="P18">This could be usable when trying to control a character in free fall, either increasing or decreasing wind resistance with body movement to control position and speed to a degree.</text:p>
      <text:p text:style-name="P18"/>
      <text:p text:style-name="P18">One could use wind resistance as a hazard for land, sea, and air vehicles and could even buffer the player themselves if they are in control of a character with super sp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verdana" svg:font-family="verdana, arial, helvetica, sans-serif"/>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0:29:02.356000000</meta:creation-date>
    <dc:date>2016-02-29T12:14:12.782000000</dc:date>
    <meta:editing-duration>PT1H28M24S</meta:editing-duration>
    <meta:editing-cycles>11</meta:editing-cycles>
    <meta:generator>LibreOffice/4.3.1.2$Windows_x86 LibreOffice_project/958349dc3b25111dbca392fbc281a05559ef6848</meta:generator>
    <meta:document-statistic meta:table-count="0" meta:image-count="0" meta:object-count="0" meta:page-count="3" meta:paragraph-count="46" meta:word-count="1050" meta:character-count="6143" meta:non-whitespace-character-count="5119"/>
  </office:meta>
</office:document-meta>
</file>